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816" calcext:value-type="float">
            <text:p>114.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744" calcext:value-type="float">
            <text:p>112.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744" calcext:value-type="float">
            <text:p>112.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2184" calcext:value-type="float">
            <text:p>111.9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9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5616" calcext:value-type="float">
            <text:p>110.4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6448" calcext:value-type="float">
            <text:p>111.0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8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244" calcext:value-type="float">
            <text:p>110.9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8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8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804" calcext:value-type="float">
            <text:p>110.0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7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656" calcext:value-type="float">
            <text:p>109.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7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7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7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7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7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7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7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78" calcext:value-type="float">
            <text:p>108.1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564" calcext:value-type="float">
            <text:p>106.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6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6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6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6528" calcext:value-type="float">
            <text:p>104.0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6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3568" calcext:value-type="float">
            <text:p>103.2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6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5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7136" calcext:value-type="float">
            <text:p>103.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1101</text:p>
          </table:table-cell>
          <table:table-cell office:value-type="string" calcext:value-type="string">
            <text:p>195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